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98cm"/>
    </style:style>
    <style:style style:name="co2" style:family="table-column">
      <style:table-column-properties fo:break-before="auto" style:column-width="10.162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6.705cm"/>
    </style:style>
    <style:style style:name="co5" style:family="table-column">
      <style:table-column-properties fo:break-before="auto" style:column-width="4.657cm"/>
    </style:style>
    <style:style style:name="co6" style:family="table-column">
      <style:table-column-properties fo:break-before="auto" style:column-width="14.855cm"/>
    </style:style>
    <style:style style:name="co7" style:family="table-column">
      <style:table-column-properties fo:break-before="auto" style:column-width="9.033cm"/>
    </style:style>
    <style:style style:name="co8" style:family="table-column">
      <style:table-column-properties fo:break-before="auto" style:column-width="5.329cm"/>
    </style:style>
    <style:style style:name="co9" style:family="table-column">
      <style:table-column-properties fo:break-before="auto" style:column-width="2.087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10.197cm"/>
    </style:style>
    <style:style style:name="co12" style:family="table-column">
      <style:table-column-properties fo:break-before="auto" style:column-width="9.103cm"/>
    </style:style>
    <style:style style:name="co13" style:family="table-column">
      <style:table-column-properties fo:break-before="auto" style:column-width="5.082cm"/>
    </style:style>
    <style:style style:name="co14" style:family="table-column">
      <style:table-column-properties fo:break-before="auto" style:column-width="3.81cm"/>
    </style:style>
    <style:style style:name="co15" style:family="table-column">
      <style:table-column-properties fo:break-before="auto" style:column-width="2.364cm"/>
    </style:style>
    <style:style style:name="co16" style:family="table-column">
      <style:table-column-properties fo:break-before="auto" style:column-width="11.714cm"/>
    </style:style>
    <style:style style:name="co17" style:family="table-column">
      <style:table-column-properties fo:break-before="auto" style:column-width="9.456cm"/>
    </style:style>
    <style:style style:name="co18" style:family="table-column">
      <style:table-column-properties fo:break-before="auto" style:column-width="3.598cm"/>
    </style:style>
    <style:style style:name="co19" style:family="table-column">
      <style:table-column-properties fo:break-before="auto" style:column-width="2.928cm"/>
    </style:style>
    <style:style style:name="co20" style:family="table-column">
      <style:table-column-properties fo:break-before="auto" style:column-width="8.574cm"/>
    </style:style>
    <style:style style:name="co21" style:family="table-column">
      <style:table-column-properties fo:break-before="auto" style:column-width="6.951cm"/>
    </style:style>
    <style:style style:name="co22" style:family="table-column">
      <style:table-column-properties fo:break-before="auto" style:column-width="3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06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9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ext-properties style:font-name="Bitstream Vera Sans" fo:font-size="10pt" style:font-size-asian="10pt" style:font-size-complex="10pt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68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27" style:family="table-cell" style:parent-style-name="Default" style:data-style-name="N164">
      <style:text-properties style:font-name="Bitstream Vera Sans" fo:font-size="10pt" style:font-size-asian="10pt" style:font-size-complex="10pt"/>
    </style:style>
    <style:style style:name="ce2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7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Bitstream Vera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1" table:number-columns-repeated="2" table:default-cell-style-name="ce27"/>
        <table:table-column table:style-name="co1" table:number-columns-repeated="5" table:default-cell-style-name="ce9"/>
        <table:table-column table:style-name="co2" table:number-columns-repeated="2" table:default-cell-style-name="ce9"/>
        <table:table-column table:style-name="co1" table:number-columns-repeated="53" table:default-cell-style-name="ce9"/>
        <table:table-row table:style-name="ro1">
          <table:table-cell table:style-name="ce44" office:value-type="string" calcext:value-type="string">
            <text:p>BAIRRO</text:p>
          </table:table-cell>
          <table:table-cell table:style-name="ce53" office:value-type="string" calcext:value-type="string">
            <text:p>NOME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Y</text:p>
          </table:table-cell>
          <table:table-cell table:style-name="ce53" office:value-type="string" calcext:value-type="string">
            <text:p>TIPO</text:p>
          </table:table-cell>
          <table:table-cell table:style-name="ce73" office:value-type="string" calcext:value-type="string">
            <text:p>ENDEREÇO</text:p>
          </table:table-cell>
          <table:table-cell table:style-name="ce83" office:value-type="string" calcext:value-type="string">
            <text:p>COD DO LOCAL </text:p>
          </table:table-cell>
          <table:table-cell table:style-name="ce83" office:value-type="string" calcext:value-type="string">
            <text:p>PRIORIDADE</text:p>
          </table:table-cell>
          <table:table-cell table:style-name="ce83" office:value-type="string" calcext:value-type="string">
            <text:p>ESTADO DO EQUIPAMENTO</text:p>
          </table:table-cell>
          <table:table-cell office:value-type="string" calcext:value-type="string">
            <text:p>Video_0</text:p>
          </table:table-cell>
          <table:table-cell office:value-type="string" calcext:value-type="string">
            <text:p>Video_1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EMEB 1 OCTAVIO EDGARD DE OLIVEIRA</text:p>
          </table:table-cell>
          <table:table-cell table:style-name="ce9" office:value-type="float" office:value="-46.6108746898651" calcext:value-type="float">
            <text:p>-46,6108746898651</text:p>
          </table:table-cell>
          <table:table-cell table:style-name="ce9" office:value-type="float" office:value="-23.7710929309472" calcext:value-type="float">
            <text:p>-23,7710929309472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João Saldanha 424</text:p>
          </table:table-cell>
          <table:table-cell table:style-name="ce11" office:value-type="string" calcext:value-type="string">
            <text:p>ED-3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ANTONIO DOS SANTOS FARIAS</text:p>
          </table:table-cell>
          <table:table-cell table:style-name="ce9" office:value-type="float" office:value="-46.5990486727103" calcext:value-type="float">
            <text:p>-46,5990486727103</text:p>
          </table:table-cell>
          <table:table-cell table:style-name="ce9" office:value-type="float" office:value="-23.7756857853178" calcext:value-type="float">
            <text:p>-23,775685785317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11</text:p>
          </table:table-cell>
          <table:table-cell table:style-name="ce11" office:value-type="string" calcext:value-type="string">
            <text:p>ED-3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CLEIA MARIA TEURES DE SOUZA </text:p>
          </table:table-cell>
          <table:table-cell table:style-name="ce9" office:value-type="float" office:value="-46.5993021019963" calcext:value-type="float">
            <text:p>-46,5993021019963</text:p>
          </table:table-cell>
          <table:table-cell table:style-name="ce9" office:value-type="float" office:value="-23.7755477078095" calcext:value-type="float">
            <text:p>-23,775547707809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2</text:p>
          </table:table-cell>
          <table:table-cell table:style-name="ce11" office:value-type="string" calcext:value-type="string">
            <text:p>ED-3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NOEL DE BARROS</text:p>
          </table:table-cell>
          <table:table-cell table:style-name="ce9" office:value-type="float" office:value="-46.5969231076642" calcext:value-type="float">
            <text:p>-46,5969231076642</text:p>
          </table:table-cell>
          <table:table-cell table:style-name="ce9" office:value-type="float" office:value="-23.7767914062486" calcext:value-type="float">
            <text:p>-23,7767914062486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Canada, 1</text:p>
          </table:table-cell>
          <table:table-cell table:style-name="ce11" office:value-type="string" calcext:value-type="string">
            <text:p>ED-3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ROFESSOR WALDEMAR CANCIANI</text:p>
          </table:table-cell>
          <table:table-cell table:style-name="ce9" office:value-type="float" office:value="-46.5906047568016" calcext:value-type="float">
            <text:p>-46,5906047568016</text:p>
          </table:table-cell>
          <table:table-cell table:style-name="ce9" office:value-type="float" office:value="-23.7695963627091" calcext:value-type="float">
            <text:p>-23,769596362709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86</text:p>
          </table:table-cell>
          <table:table-cell table:style-name="ce11" office:value-type="string" calcext:value-type="string">
            <text:p>ED-3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AULO MORANDO</text:p>
          </table:table-cell>
          <table:table-cell table:style-name="ce9" office:value-type="float" office:value="-46.5900637349163" calcext:value-type="float">
            <text:p>-46,5900637349163</text:p>
          </table:table-cell>
          <table:table-cell table:style-name="ce9" office:value-type="float" office:value="-23.7719046339639" calcext:value-type="float">
            <text:p>-23,771904633963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333</text:p>
          </table:table-cell>
          <table:table-cell table:style-name="ce11" office:value-type="string" calcext:value-type="string">
            <text:p>ED-3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DEPUTADO ODEMIR FURLAN</text:p>
          </table:table-cell>
          <table:table-cell table:style-name="ce9" office:value-type="float" office:value="-46.5777391062489" calcext:value-type="float">
            <text:p>-46,5777391062489</text:p>
          </table:table-cell>
          <table:table-cell table:style-name="ce9" office:value-type="float" office:value="-23.7710287061524" calcext:value-type="float">
            <text:p>-23,771028706152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andir Carvalho Lanes, 263</text:p>
          </table:table-cell>
          <table:table-cell table:style-name="ce11" office:value-type="string" calcext:value-type="string">
            <text:p>ED-3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RCELO ROBERTO DIAS</text:p>
          </table:table-cell>
          <table:table-cell table:style-name="ce9" office:value-type="float" office:value="-46.5770142339001" calcext:value-type="float">
            <text:p>-46,5770142339001</text:p>
          </table:table-cell>
          <table:table-cell table:style-name="ce9" office:value-type="float" office:value="-23.7572920875032" calcext:value-type="float">
            <text:p>-23,7572920875032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Augusto Venturini, 206</text:p>
          </table:table-cell>
          <table:table-cell table:style-name="ce11" office:value-type="string" calcext:value-type="string">
            <text:p>ED-3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3" office:value-type="string" calcext:value-type="string">
            <text:p>EMEB ISIDRO BATISTINI</text:p>
          </table:table-cell>
          <table:table-cell table:style-name="ce9" office:value-type="float" office:value="-46.5775974979567" calcext:value-type="float">
            <text:p>-46,5775974979567</text:p>
          </table:table-cell>
          <table:table-cell table:style-name="ce9" office:value-type="float" office:value="-23.7560309279262" calcext:value-type="float">
            <text:p>-23,7560309279262</text:p>
          </table:table-cell>
          <table:table-cell table:style-name="ce11" office:value-type="string" calcext:value-type="string">
            <text:p>EDUCAÇÃO</text:p>
          </table:table-cell>
          <table:table-cell table:style-name="ce13" office:value-type="string" calcext:value-type="string">
            <text:p>Estr. Galvão Bueno, 5085</text:p>
          </table:table-cell>
          <table:table-cell table:style-name="ce11" office:value-type="string" calcext:value-type="string">
            <text:p>ED-39</text:p>
          </table:table-cell>
          <table:table-cell table:style-name="ce34"/>
          <table:table-cell table:style-name="ce12"/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UBS REPRESA</text:p>
          </table:table-cell>
          <table:table-cell table:style-name="ce9" office:value-type="float" office:value="-46.5993298783936" calcext:value-type="float">
            <text:p>-46,5993298783936</text:p>
          </table:table-cell>
          <table:table-cell table:style-name="ce9" office:value-type="float" office:value="-23.7754119676621" calcext:value-type="float">
            <text:p>-23,7754119676621</text:p>
          </table:table-cell>
          <table:table-cell table:style-name="ce12" office:value-type="string" calcext:value-type="string">
            <text:p>SAÚDE</text:p>
          </table:table-cell>
          <table:table-cell table:style-name="ce11" office:value-type="string" calcext:value-type="string">
            <text:p>R. Irati, 10</text:p>
          </table:table-cell>
          <table:table-cell table:style-name="ce11" office:value-type="string" calcext:value-type="string">
            <text:p>SAU-1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UBS BATISTINI</text:p>
          </table:table-cell>
          <table:table-cell table:style-name="ce9" office:value-type="float" office:value="-46.581988686025" calcext:value-type="float">
            <text:p>-46,581988686025</text:p>
          </table:table-cell>
          <table:table-cell table:style-name="ce9" office:value-type="float" office:value="-23.7540716126893" calcext:value-type="float">
            <text:p>-23,754071612689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nuel Carneiro, 120</text:p>
          </table:table-cell>
          <table:table-cell table:style-name="ce11" office:value-type="string" calcext:value-type="string">
            <text:p>SAU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4" office:value-type="string" calcext:value-type="string">
            <text:p>COLETA SELETIVA BATISTINI</text:p>
          </table:table-cell>
          <table:table-cell table:style-name="ce26" office:value-type="float" office:value="-46.60221" calcext:value-type="float">
            <text:p>-46,6022100000000</text:p>
          </table:table-cell>
          <table:table-cell table:style-name="ce26" office:value-type="float" office:value="-23.7718" calcext:value-type="float">
            <text:p>-23,7718000000000</text:p>
          </table:table-cell>
          <table:table-cell table:style-name="ce14" office:value-type="string" calcext:value-type="string">
            <text:p>COLETA SELETIVA</text:p>
          </table:table-cell>
          <table:table-cell table:style-name="ce14" office:value-type="string" calcext:value-type="string">
            <text:p>Rua Ponta Grossa, 617</text:p>
          </table:table-cell>
          <table:table-cell table:style-name="ce14" office:value-type="string" calcext:value-type="string">
            <text:p>COLS-01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BATISTINI</text:p>
          </table:table-cell>
          <table:table-cell table:style-name="ce15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6" office:value-type="string" calcext:value-type="string">
            <text:p>Rua Acrisiatas, Rua Romanós, Rua Apóstolos</text:p>
          </table:table-cell>
          <table:table-cell table:style-name="ce11" office:value-type="string" calcext:value-type="string">
            <text:p>AUR-05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Opala- Passagem Água Marinhas</text:p>
          </table:table-cell>
          <table:table-cell table:style-name="ce11" office:value-type="string" calcext:value-type="string">
            <text:p>AUR-06</text:p>
          </table:table-cell>
          <table:table-cell table:style-name="ce34"/>
          <table:table-cell table:style-name="ce12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Estr. Galvão Bueno, 5505</text:p>
          </table:table-cell>
          <table:table-cell table:style-name="ce11" office:value-type="string" calcext:value-type="string">
            <text:p>AUR-07</text:p>
          </table:table-cell>
          <table:table-cell table:style-name="ce34"/>
          <table:table-cell table:style-name="ce42" office:value-type="string" calcext:value-type="string">
            <text:p>JÁ REALIZADA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1" office:value-type="string" calcext:value-type="string">
            <text:p>EMEB LORENZO ENRICO FELICE LORENCETTI</text:p>
          </table:table-cell>
          <table:table-cell table:style-name="ce9" office:value-type="float" office:value="-46.5360881823647" calcext:value-type="float">
            <text:p>-46,5360881823647</text:p>
          </table:table-cell>
          <table:table-cell table:style-name="ce9" office:value-type="float" office:value="-23.7602600617931" calcext:value-type="float">
            <text:p>-23,7602600617931</text:p>
          </table:table-cell>
          <table:table-cell table:style-name="ce11" office:value-type="string" calcext:value-type="string">
            <text:p>EDUCAÇÃO</text:p>
          </table:table-cell>
          <table:table-cell table:style-name="ce31" office:value-type="string" calcext:value-type="string">
            <text:p>Estr. do Vergueiro, 201</text:p>
          </table:table-cell>
          <table:table-cell table:style-name="ce12" office:value-type="string" calcext:value-type="string">
            <text:p>ED-1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NATALINA CUZZIOL FERRO</text:p>
          </table:table-cell>
          <table:table-cell table:style-name="ce9" office:value-type="float" office:value="-46.5492955659576" calcext:value-type="float">
            <text:p>-46,5492955659576</text:p>
          </table:table-cell>
          <table:table-cell table:style-name="ce9" office:value-type="float" office:value="-23.7487770296164" calcext:value-type="float">
            <text:p>-23,748777029616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ALIM MAHFOUD 946</text:p>
          </table:table-cell>
          <table:table-cell table:style-name="ce12" office:value-type="string" calcext:value-type="string">
            <text:p>ED-1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TEREZA DELTA </text:p>
          </table:table-cell>
          <table:table-cell table:style-name="ce9" office:value-type="float" office:value="-46.5495417992955" calcext:value-type="float">
            <text:p>-46,5495417992955</text:p>
          </table:table-cell>
          <table:table-cell table:style-name="ce9" office:value-type="float" office:value="-23.7463724908746" calcext:value-type="float">
            <text:p>-23,74637249087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José D Angelo 595</text:p>
          </table:table-cell>
          <table:table-cell table:style-name="ce12" office:value-type="string" calcext:value-type="string">
            <text:p>ED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2">
          <table:table-cell table:style-name="ce3" office:value-type="string" calcext:value-type="string">
            <text:p>BOTUJURU</text:p>
          </table:table-cell>
          <table:table-cell table:style-name="ce16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6" office:value-type="string" calcext:value-type="string">
            <text:p>REQUALIFICAÇÃO DE ÁREAS URBANAS </text:p>
          </table:table-cell>
          <table:table-cell table:style-name="ce32" office:value-type="string" calcext:value-type="string">
            <text:p><text:s/>Rua José Carlos do Nascimento</text:p>
          </table:table-cell>
          <table:table-cell table:style-name="ce12" office:value-type="string" calcext:value-type="string">
            <text:p>AUR-00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EMEB 1 JOSÉ ARNAUD DA SILVA</text:p>
          </table:table-cell>
          <table:table-cell table:style-name="ce9" office:value-type="float" office:value="-46.5973061251337" calcext:value-type="float">
            <text:p>-46,5973061251337</text:p>
          </table:table-cell>
          <table:table-cell table:style-name="ce9" office:value-type="float" office:value="-23.7599461690349" calcext:value-type="float">
            <text:p>-23,7599461690349</text:p>
          </table:table-cell>
          <table:table-cell table:style-name="ce11" office:value-type="string" calcext:value-type="string">
            <text:p>EDUCAÇÃO</text:p>
          </table:table-cell>
          <table:table-cell table:style-name="ce33" office:value-type="string" calcext:value-type="string">
            <text:p>Rua das Paineiras, 1</text:p>
          </table:table-cell>
          <table:table-cell table:style-name="ce11" office:value-type="string" calcext:value-type="string">
            <text:p>ED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2 BOSCO PRERADOVIC</text:p>
          </table:table-cell>
          <table:table-cell table:style-name="ce9" office:value-type="float" office:value="-46.6037189653389" calcext:value-type="float">
            <text:p>-46,6037189653389</text:p>
          </table:table-cell>
          <table:table-cell table:style-name="ce9" office:value-type="float" office:value="-23.7548499176725" calcext:value-type="float">
            <text:p>-23,75484991767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Braz Cubas, 121 - Las Palmas,</text:p>
          </table:table-cell>
          <table:table-cell table:style-name="ce12" office:value-type="string" calcext:value-type="string">
            <text:p>ED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3 FERNANDO PESSOA</text:p>
          </table:table-cell>
          <table:table-cell table:style-name="ce9" office:value-type="float" office:value="-46.601733855672" calcext:value-type="float">
            <text:p>-46,601733855672</text:p>
          </table:table-cell>
          <table:table-cell table:style-name="ce9" office:value-type="float" office:value="-23.7521704892073" calcext:value-type="float">
            <text:p>-23,752170489207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553</text:p>
          </table:table-cell>
          <table:table-cell table:style-name="ce12" office:value-type="string" calcext:value-type="string">
            <text:p>ED-0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12_12_20/etapa_01/DJI_0031.MOV</text:p>
          </table:table-cell>
          <table:table-cell office:value-type="string" calcext:value-type="string">
            <text:p>videos/dos_alvarenga/12_12_20/etapa_01/DJI_0032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4 JOSÉ AUGUSTO OLIVEIRA SANTOS</text:p>
          </table:table-cell>
          <table:table-cell table:style-name="ce9" office:value-type="float" office:value="-46.6008505661897" calcext:value-type="float">
            <text:p>-46,6008505661897</text:p>
          </table:table-cell>
          <table:table-cell table:style-name="ce9" office:value-type="float" office:value="-23.7513398369899" calcext:value-type="float">
            <text:p>-23,7513398369899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418</text:p>
          </table:table-cell>
          <table:table-cell table:style-name="ce12" office:value-type="string" calcext:value-type="string">
            <text:p>ED-0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12_12_20/etapa_01/DJI_0037.MOV</text:p>
          </table:table-cell>
          <table:table-cell office:value-type="string" calcext:value-type="string">
            <text:p>videos/dos_alvarenga/12_12_20/etapa_01/DJI_0038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5 FRANCISCO DIASSIS GOMES TEIXEIRA</text:p>
          </table:table-cell>
          <table:table-cell table:style-name="ce9" office:value-type="float" office:value="-46.5964181163576" calcext:value-type="float">
            <text:p>-46,5964181163576</text:p>
          </table:table-cell>
          <table:table-cell table:style-name="ce9" office:value-type="float" office:value="-23.7450555294922" calcext:value-type="float">
            <text:p>-23,7450555294922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<text:s/>Estr. da Cama Patente, 520</text:p>
          </table:table-cell>
          <table:table-cell table:style-name="ce12" office:value-type="string" calcext:value-type="string">
            <text:p>ED-0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13_12_20/etapa_02/DJI_0026.MOV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6 KAROLINA ZOFIA LEWANDOWSKA</text:p>
          </table:table-cell>
          <table:table-cell table:style-name="ce9" office:value-type="float" office:value="-46.5961103044294" calcext:value-type="float">
            <text:p>-46,5961103044294</text:p>
          </table:table-cell>
          <table:table-cell table:style-name="ce9" office:value-type="float" office:value="-23.7447516820935" calcext:value-type="float">
            <text:p>-23,744751682093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a Cama Patente, 510</text:p>
          </table:table-cell>
          <table:table-cell table:style-name="ce12" office:value-type="string" calcext:value-type="string">
            <text:p>ED-0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13_12_20/etapa_02/DJI_0026.MOV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7 CÍCERO PORFÍRIO DOS SANTOS </text:p>
          </table:table-cell>
          <table:table-cell table:style-name="ce9" office:value-type="float" office:value="-46.590839879214" calcext:value-type="float">
            <text:p>-46,590839879214</text:p>
          </table:table-cell>
          <table:table-cell table:style-name="ce9" office:value-type="float" office:value="-23.7348547195593" calcext:value-type="float">
            <text:p>-23,734854719559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Paraguaçú, 351</text:p>
          </table:table-cell>
          <table:table-cell table:style-name="ce12" office:value-type="string" calcext:value-type="string">
            <text:p>ED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8 ANTÓNIO PEREIRA COUTINHO</text:p>
          </table:table-cell>
          <table:table-cell table:style-name="ce9" office:value-type="float" office:value="-46.6044069273695" calcext:value-type="float">
            <text:p>-46,6044069273695</text:p>
          </table:table-cell>
          <table:table-cell table:style-name="ce9" office:value-type="float" office:value="-23.7405389770625" calcext:value-type="float">
            <text:p>-23,74053897706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ua Ademar Saraiva Leão, 343</text:p>
          </table:table-cell>
          <table:table-cell table:style-name="ce12" office:value-type="string" calcext:value-type="string">
            <text:p>ED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13_12_20/etapa_02/DJI_0016.MOV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9 ARLINDO MIGUEL TEIXEIRA</text:p>
          </table:table-cell>
          <table:table-cell table:style-name="ce9" office:value-type="float" office:value="-46.6123976560693" calcext:value-type="float">
            <text:p>-46,6123976560693</text:p>
          </table:table-cell>
          <table:table-cell table:style-name="ce9" office:value-type="float" office:value="-23.7449889605433" calcext:value-type="float">
            <text:p>-23,744988960543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os Alvarengas, 7500</text:p>
          </table:table-cell>
          <table:table-cell table:style-name="ce12" office:value-type="string" calcext:value-type="string">
            <text:p>ED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13_12_20/etapa_02/DJI_0006.MOV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3" office:value-type="string" calcext:value-type="string">
            <text:p>EMEB 10 FRANCISCO BELTRAN BATISTINI PAQUITO</text:p>
          </table:table-cell>
          <table:table-cell table:style-name="ce9" office:value-type="float" office:value="-46.6248847432521" calcext:value-type="float">
            <text:p>-46,6248847432521</text:p>
          </table:table-cell>
          <table:table-cell table:style-name="ce9" office:value-type="float" office:value="-23.7528227270717" calcext:value-type="float">
            <text:p>-23,7528227270717</text:p>
          </table:table-cell>
          <table:table-cell table:style-name="ce11" office:value-type="string" calcext:value-type="string">
            <text:p>EDUCAÇÃO</text:p>
          </table:table-cell>
          <table:table-cell table:style-name="ce35" office:value-type="string" calcext:value-type="string">
            <text:p>Estrada dos Alvarengas, 7552</text:p>
          </table:table-cell>
          <table:table-cell table:style-name="ce12" office:value-type="string" calcext:value-type="string">
            <text:p>ED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13_12_20/etapa_02/DJI_0002.MOV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UBS 1 ORQUÍDEAS</text:p>
          </table:table-cell>
          <table:table-cell table:style-name="ce9" office:value-type="float" office:value="-46.6009680552582" calcext:value-type="float">
            <text:p>-46,6009680552582</text:p>
          </table:table-cell>
          <table:table-cell table:style-name="ce9" office:value-type="float" office:value="-23.7513205592615" calcext:value-type="float">
            <text:p>-23,7513205592615</text:p>
          </table:table-cell>
          <table:table-cell table:style-name="ce11" office:value-type="string" calcext:value-type="string">
            <text:p>SAÚDE</text:p>
          </table:table-cell>
          <table:table-cell table:style-name="ce33" office:value-type="string" calcext:value-type="string">
            <text:p>Estrada do Poney Club, 1400</text:p>
          </table:table-cell>
          <table:table-cell table:style-name="ce12" office:value-type="string" calcext:value-type="string">
            <text:p>SAU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12_12_20/etapa_01/DJI_0043.MOV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2 JARDIM DAS OLIVEIRAS</text:p>
          </table:table-cell>
          <table:table-cell table:style-name="ce9" office:value-type="float" office:value="-46.5938486559637" calcext:value-type="float">
            <text:p>-46,5938486559637</text:p>
          </table:table-cell>
          <table:table-cell table:style-name="ce9" office:value-type="float" office:value="-23.7523694275364" calcext:value-type="float">
            <text:p>-23,752369427536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a Cama Patente, 1702</text:p>
          </table:table-cell>
          <table:table-cell table:style-name="ce12" office:value-type="string" calcext:value-type="string">
            <text:p>SAU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13_12_20/etapa_02/DJI_0033.MOV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3 UNIÃO</text:p>
          </table:table-cell>
          <table:table-cell table:style-name="ce9" office:value-type="float" office:value="-46.6056785770234" calcext:value-type="float">
            <text:p>-46,6056785770234</text:p>
          </table:table-cell>
          <table:table-cell table:style-name="ce9" office:value-type="float" office:value="-23.744246204294" calcext:value-type="float">
            <text:p>-23,74424620429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R. dos Industriários, 17</text:p>
          </table:table-cell>
          <table:table-cell table:style-name="ce12" office:value-type="string" calcext:value-type="string">
            <text:p>SAU-03</text:p>
          </table:table-cell>
          <table:table-cell table:style-name="ce34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13_12_20/etapa_02/DJI_0012.MOV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CAPS-UPA-SAMU-BUCAL ALVARENGA</text:p>
          </table:table-cell>
          <table:table-cell table:style-name="ce9" office:value-type="float" office:value="-46.5981969163359" calcext:value-type="float">
            <text:p>-46,5981969163359</text:p>
          </table:table-cell>
          <table:table-cell table:style-name="ce9" office:value-type="float" office:value="-23.7412986413704" calcext:value-type="float">
            <text:p>-23,741298641370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os Alvarenga 5809</text:p>
          </table:table-cell>
          <table:table-cell table:style-name="ce12" office:value-type="string" calcext:value-type="string">
            <text:p>SAU-04</text:p>
          </table:table-cell>
          <table:table-cell table:style-name="ce35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12_12_20/etapa_01/DJI_0047.MOV</text:p>
          </table:table-cell>
          <table:table-cell table:number-columns-repeated="54"/>
        </table:table-row>
        <table:table-row table:style-name="ro2">
          <table:table-cell table:style-name="ce4" office:value-type="string" calcext:value-type="string">
            <text:p>DOS ALVARENGA</text:p>
          </table:table-cell>
          <table:table-cell table:style-name="ce17" office:value-type="string" calcext:value-type="string">
            <text:p>Alvarenga</text:p>
          </table:table-cell>
          <table:table-cell table:style-name="ce28" office:value-type="float" office:value="-46.6008194186" calcext:value-type="float">
            <text:p>-46,6008194186000</text:p>
          </table:table-cell>
          <table:table-cell table:style-name="ce28" office:value-type="float" office:value="-23.7423731842" calcext:value-type="float">
            <text:p>-23,7423731842000</text:p>
          </table:table-cell>
          <table:table-cell table:style-name="ce17" office:value-type="string" calcext:value-type="string">
            <text:p>BASE DE VIGILÂNCIA</text:p>
          </table:table-cell>
          <table:table-cell table:style-name="ce36" office:value-type="string" calcext:value-type="string">
            <text:p>Estrada dos Alvarengas 5815</text:p>
          </table:table-cell>
          <table:table-cell table:style-name="ce12" office:value-type="string" calcext:value-type="string">
            <text:p>BAV-01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dos_alvarenga/13_12_20/etapa_02/DJI_0022.MOV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EMEB MARIA JOSÉ RODRIGUES</text:p>
          </table:table-cell>
          <table:table-cell table:style-name="ce9" office:value-type="float" office:value="-46.5482504553056" calcext:value-type="float">
            <text:p>-46,5482504553056</text:p>
          </table:table-cell>
          <table:table-cell table:style-name="ce9" office:value-type="float" office:value="-23.7947518068186" calcext:value-type="float">
            <text:p>-23,7947518068186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Estr. Henrique Rosa, 753 </text:p>
          </table:table-cell>
          <table:table-cell table:style-name="ce11" office:value-type="string" calcext:value-type="string">
            <text:p>ED-40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EMEB PROFESSOR PAULO FREIRE</text:p>
          </table:table-cell>
          <table:table-cell table:style-name="ce9" office:value-type="float" office:value="-46.5473746146321" calcext:value-type="float">
            <text:p>-46,5473746146321</text:p>
          </table:table-cell>
          <table:table-cell table:style-name="ce9" office:value-type="float" office:value="-23.7962054395092" calcext:value-type="float">
            <text:p>-23,796205439509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Estr. Henrique Rosa, 411</text:p>
          </table:table-cell>
          <table:table-cell table:style-name="ce11" office:value-type="string" calcext:value-type="string">
            <text:p>ED-4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3">
          <table:table-cell table:style-name="ce3" office:value-type="string" calcext:value-type="string">
            <text:p>DOS FINCO</text:p>
          </table:table-cell>
          <table:table-cell table:style-name="ce18" office:value-type="string" calcext:value-type="string">
            <text:p>EMEB PROFESSORA SONIA REGINA HERNANDEZ DE LIMA</text:p>
          </table:table-cell>
          <table:table-cell table:style-name="ce9" office:value-type="float" office:value="-46.5374841283533" calcext:value-type="float">
            <text:p>-46,5374841283533</text:p>
          </table:table-cell>
          <table:table-cell table:style-name="ce9" office:value-type="float" office:value="-23.7922045499981" calcext:value-type="float">
            <text:p>-23,7922045499981</text:p>
          </table:table-cell>
          <table:table-cell table:style-name="ce18" office:value-type="string" calcext:value-type="string">
            <text:p>EDUCAÇÃO</text:p>
          </table:table-cell>
          <table:table-cell table:style-name="ce37" office:value-type="string" calcext:value-type="string">
            <text:p>R. Antônio Demarchi-Gaia (Jd Brooklin), 4 </text:p>
          </table:table-cell>
          <table:table-cell table:style-name="ce11" office:value-type="string" calcext:value-type="string">
            <text:p>ED-4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3" office:value-type="string" calcext:value-type="string">
            <text:p>EMEB HELENA ZANFELICI DA SILVA</text:p>
          </table:table-cell>
          <table:table-cell table:style-name="ce9" office:value-type="float" office:value="-46.5377532555233" calcext:value-type="float">
            <text:p>-46,5377532555233</text:p>
          </table:table-cell>
          <table:table-cell table:style-name="ce9" office:value-type="float" office:value="-23.7867204604688" calcext:value-type="float">
            <text:p>-23,7867204604688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José Farhat, 80</text:p>
          </table:table-cell>
          <table:table-cell table:style-name="ce11" office:value-type="string" calcext:value-type="string">
            <text:p>ED-4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UBS FINCO</text:p>
          </table:table-cell>
          <table:table-cell table:style-name="ce9" office:value-type="float" office:value="-46.5349931280946" calcext:value-type="float">
            <text:p>-46,5349931280946</text:p>
          </table:table-cell>
          <table:table-cell table:style-name="ce9" office:value-type="float" office:value="-23.7890055209494" calcext:value-type="float">
            <text:p>-23,7890055209494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Fortunato Benevenuto Finco, 151</text:p>
          </table:table-cell>
          <table:table-cell table:style-name="ce11" office:value-type="string" calcext:value-type="string">
            <text:p>SAU-1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3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8" office:value-type="string" calcext:value-type="string">
            <text:p>esquina da Estrada Henrique Rosa com a Rua Tupiniquins.</text:p>
          </table:table-cell>
          <table:table-cell table:style-name="ce11" office:value-type="string" calcext:value-type="string">
            <text:p>AUR-08</text:p>
          </table:table-cell>
          <table:table-cell table:style-name="ce33"/>
          <table:table-cell table:style-name="ce42" office:value-type="string" calcext:value-type="string">
            <text:p>REFORMA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EMEB VALTER CARMONA</text:p>
          </table:table-cell>
          <table:table-cell table:style-name="ce9" office:value-type="float" office:value="-46.5481522236346" calcext:value-type="float">
            <text:p>-46,5481522236346</text:p>
          </table:table-cell>
          <table:table-cell table:style-name="ce9" office:value-type="float" office:value="-23.7259146067379" calcext:value-type="float">
            <text:p>-23,7259146067379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Av. Jose Artur da Frota Moreira 42</text:p>
          </table:table-cell>
          <table:table-cell table:style-name="ce13" office:value-type="string" calcext:value-type="string">
            <text:p>ED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I CAVALCANTI</text:p>
          </table:table-cell>
          <table:table-cell table:style-name="ce29" office:value-type="float" office:value="-46.5461224" calcext:value-type="float">
            <text:p>-46,5461224000000</text:p>
          </table:table-cell>
          <table:table-cell table:style-name="ce29" office:value-type="float" office:value="-23.7269174" calcext:value-type="float">
            <text:p>-23,7269174000000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. Fernando Ferrari 420</text:p>
          </table:table-cell>
          <table:table-cell table:style-name="ce13" office:value-type="string" calcext:value-type="string">
            <text:p>ED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COS JOSÉ RIBEIRO</text:p>
          </table:table-cell>
          <table:table-cell table:style-name="ce9" office:value-type="float" office:value="-46.5433513760574" calcext:value-type="float">
            <text:p>-46,5433513760574</text:p>
          </table:table-cell>
          <table:table-cell table:style-name="ce9" office:value-type="float" office:value="-23.7247073744407" calcext:value-type="float">
            <text:p>-23,724707374440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Francisco Tosi 225</text:p>
          </table:table-cell>
          <table:table-cell table:style-name="ce13" office:value-type="string" calcext:value-type="string">
            <text:p>ED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ÔNIO JOSE MANTUAN</text:p>
          </table:table-cell>
          <table:table-cell table:style-name="ce9" office:value-type="float" office:value="-46.5426567481512" calcext:value-type="float">
            <text:p>-46,5426567481512</text:p>
          </table:table-cell>
          <table:table-cell table:style-name="ce9" office:value-type="float" office:value="-23.7248587915934" calcext:value-type="float">
            <text:p>-23,724858791593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 Albert Schweitzer 416</text:p>
          </table:table-cell>
          <table:table-cell table:style-name="ce13" office:value-type="string" calcext:value-type="string">
            <text:p>ED-1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HYGINO BAPTISTA DE LIMA</text:p>
          </table:table-cell>
          <table:table-cell table:style-name="ce9" office:value-type="float" office:value="-46.5388088356878" calcext:value-type="float">
            <text:p>-46,5388088356878</text:p>
          </table:table-cell>
          <table:table-cell table:style-name="ce9" office:value-type="float" office:value="-23.7229375345214" calcext:value-type="float">
            <text:p>-23,722937534521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<text:s/>R. Ábramo Luchesi, 6</text:p>
          </table:table-cell>
          <table:table-cell table:style-name="ce13" office:value-type="string" calcext:value-type="string">
            <text:p>ED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NOEL TORRES DE OLIVEIRA</text:p>
          </table:table-cell>
          <table:table-cell table:style-name="ce9" office:value-type="float" office:value="-46.5371705785975" calcext:value-type="float">
            <text:p>-46,5371705785975</text:p>
          </table:table-cell>
          <table:table-cell table:style-name="ce9" office:value-type="float" office:value="-23.7270987794805" calcext:value-type="float">
            <text:p>-23,727098779480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Paulista, 25</text:p>
          </table:table-cell>
          <table:table-cell table:style-name="ce13" office:value-type="string" calcext:value-type="string">
            <text:p>ED-2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ANDRÊ FERREIRA</text:p>
          </table:table-cell>
          <table:table-cell table:style-name="ce9" office:value-type="float" office:value="-46.5382172315188" calcext:value-type="float">
            <text:p>-46,5382172315188</text:p>
          </table:table-cell>
          <table:table-cell table:style-name="ce9" office:value-type="float" office:value="-23.7285242032948" calcext:value-type="float">
            <text:p>-23,728524203294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Reg. Lima e Silva, 301</text:p>
          </table:table-cell>
          <table:table-cell table:style-name="ce13" office:value-type="string" calcext:value-type="string">
            <text:p>ED-2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IANA BENVINDA DA COSTA</text:p>
          </table:table-cell>
          <table:table-cell table:style-name="ce9" office:value-type="float" office:value="-46.5412646704188" calcext:value-type="float">
            <text:p>-46,5412646704188</text:p>
          </table:table-cell>
          <table:table-cell table:style-name="ce9" office:value-type="float" office:value="-23.7307604819213" calcext:value-type="float">
            <text:p>-23,7307604819213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Áureliano de Souza, 1</text:p>
          </table:table-cell>
          <table:table-cell table:style-name="ce13" office:value-type="string" calcext:value-type="string">
            <text:p>ED-2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ADRE LEO COMMISSARI</text:p>
          </table:table-cell>
          <table:table-cell table:style-name="ce9" office:value-type="float" office:value="-46.5377652371833" calcext:value-type="float">
            <text:p>-46,5377652371833</text:p>
          </table:table-cell>
          <table:table-cell table:style-name="ce9" office:value-type="float" office:value="-23.7343081479947" calcext:value-type="float">
            <text:p>-23,734308147994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Neusa Coelho, 80</text:p>
          </table:table-cell>
          <table:table-cell table:style-name="ce13" office:value-type="string" calcext:value-type="string">
            <text:p>ED-2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EUCLIDES DA CUNHA</text:p>
          </table:table-cell>
          <table:table-cell table:style-name="ce9" office:value-type="float" office:value="-46.5360851103685" calcext:value-type="float">
            <text:p>-46,5360851103685</text:p>
          </table:table-cell>
          <table:table-cell table:style-name="ce9" office:value-type="float" office:value="-23.7349118268159" calcext:value-type="float">
            <text:p>-23,734911826815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Fiúsa da Rocha, 48</text:p>
          </table:table-cell>
          <table:table-cell table:style-name="ce13" office:value-type="string" calcext:value-type="string">
            <text:p>ED-2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LUIZA MARIA DE FARIAS</text:p>
          </table:table-cell>
          <table:table-cell table:style-name="ce9" office:value-type="float" office:value="-46.5417179711665" calcext:value-type="float">
            <text:p>-46,5417179711665</text:p>
          </table:table-cell>
          <table:table-cell table:style-name="ce9" office:value-type="float" office:value="-23.7359393978035" calcext:value-type="float">
            <text:p>-23,735939397803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 Contorno 30</text:p>
          </table:table-cell>
          <table:table-cell table:style-name="ce13" office:value-type="string" calcext:value-type="string">
            <text:p>ED-2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NILO CAMPOS GOMES</text:p>
          </table:table-cell>
          <table:table-cell table:style-name="ce9" office:value-type="float" office:value="-46.5383953448598" calcext:value-type="float">
            <text:p>-46,5383953448598</text:p>
          </table:table-cell>
          <table:table-cell table:style-name="ce9" office:value-type="float" office:value="-23.7370109935837" calcext:value-type="float">
            <text:p>-23,737010993583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60</text:p>
          </table:table-cell>
          <table:table-cell table:style-name="ce13" office:value-type="string" calcext:value-type="string">
            <text:p>ED-2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ONIO DE LIMA</text:p>
          </table:table-cell>
          <table:table-cell table:style-name="ce9" office:value-type="float" office:value="-46.5372687581351" calcext:value-type="float">
            <text:p>-46,5372687581351</text:p>
          </table:table-cell>
          <table:table-cell table:style-name="ce9" office:value-type="float" office:value="-23.7371395964411" calcext:value-type="float">
            <text:p>-23,737139596441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m Fernando Mascarenhas 84</text:p>
          </table:table-cell>
          <table:table-cell table:style-name="ce13" office:value-type="string" calcext:value-type="string">
            <text:p>ED-2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BENEDITO JOSÉ DE MORAIS</text:p>
          </table:table-cell>
          <table:table-cell table:style-name="ce9" office:value-type="float" office:value="-46.5384706306656" calcext:value-type="float">
            <text:p>-46,5384706306656</text:p>
          </table:table-cell>
          <table:table-cell table:style-name="ce9" office:value-type="float" office:value="-23.7367393328857" calcext:value-type="float">
            <text:p>-23,736739332885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10</text:p>
          </table:table-cell>
          <table:table-cell table:style-name="ce13" office:value-type="string" calcext:value-type="string">
            <text:p>ED-2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ORA E MAURICIO GALANTE</text:p>
          </table:table-cell>
          <table:table-cell table:style-name="ce9" office:value-type="float" office:value="-46.5390656608707" calcext:value-type="float">
            <text:p>-46,5390656608707</text:p>
          </table:table-cell>
          <table:table-cell table:style-name="ce9" office:value-type="float" office:value="-23.7381240879498" calcext:value-type="float">
            <text:p>-23,738124087949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iogo Botelho, 340 </text:p>
          </table:table-cell>
          <table:table-cell table:style-name="ce13" office:value-type="string" calcext:value-type="string">
            <text:p>ED-3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UBS SILVINA</text:p>
          </table:table-cell>
          <table:table-cell table:style-name="ce9" office:value-type="float" office:value="-46.5360415817092" calcext:value-type="float">
            <text:p>-46,5360415817092</text:p>
          </table:table-cell>
          <table:table-cell table:style-name="ce9" office:value-type="float" office:value="-23.7378922874668" calcext:value-type="float">
            <text:p>-23,7378922874668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 Marquês de Barbacena 85</text:p>
          </table:table-cell>
          <table:table-cell table:style-name="ce12" office:value-type="string" calcext:value-type="string">
            <text:p>SAU-0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ATENÇÃO BASICA- SAÚDE BUCAL SORRIDENTE SILVINA</text:p>
          </table:table-cell>
          <table:table-cell table:style-name="ce9" office:value-type="float" office:value="-46.5358854933197" calcext:value-type="float">
            <text:p>-46,5358854933197</text:p>
          </table:table-cell>
          <table:table-cell table:style-name="ce9" office:value-type="float" office:value="-23.7379660815668" calcext:value-type="float">
            <text:p>-23,7379660815668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Marquês de Barbacena, 95</text:p>
          </table:table-cell>
          <table:table-cell table:style-name="ce12" office:value-type="string" calcext:value-type="string">
            <text:p>SAU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3">
          <table:table-cell table:style-name="ce5" office:value-type="string" calcext:value-type="string">
            <text:p>FERRAZOPOLIS</text:p>
          </table:table-cell>
          <table:table-cell table:style-name="ce18" office:value-type="string" calcext:value-type="string">
            <text:p>ATENÇÃO ESPECIALIZADA- SAÚDE MENTAL CAPS III SILVINA</text:p>
          </table:table-cell>
          <table:table-cell table:style-name="ce9" office:value-type="float" office:value="-46.536535776023" calcext:value-type="float">
            <text:p>-46,536535776023</text:p>
          </table:table-cell>
          <table:table-cell table:style-name="ce9" office:value-type="float" office:value="-23.7373726437916" calcext:value-type="float">
            <text:p>-23,7373726437916</text:p>
          </table:table-cell>
          <table:table-cell table:style-name="ce11" office:value-type="string" calcext:value-type="string">
            <text:p>SAÚDE</text:p>
          </table:table-cell>
          <table:table-cell table:style-name="ce37" office:value-type="string" calcext:value-type="string">
            <text:p>Rua Dom Vasco Mascarenhas 163</text:p>
          </table:table-cell>
          <table:table-cell table:style-name="ce12" office:value-type="string" calcext:value-type="string">
            <text:p>SAU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LEBLON</text:p>
          </table:table-cell>
          <table:table-cell table:style-name="ce9" office:value-type="float" office:value="-46.5385950881225" calcext:value-type="float">
            <text:p>-46,5385950881225</text:p>
          </table:table-cell>
          <table:table-cell table:style-name="ce9" office:value-type="float" office:value="-23.7231112387522" calcext:value-type="float">
            <text:p>-23,7231112387522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R. Ábramo Luchesi, 5</text:p>
          </table:table-cell>
          <table:table-cell table:style-name="ce12" office:value-type="string" calcext:value-type="string">
            <text:p>SAU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FERRAZÓPOLIS</text:p>
          </table:table-cell>
          <table:table-cell table:style-name="ce9" office:value-type="float" office:value="-46.5437651559681" calcext:value-type="float">
            <text:p>-46,5437651559681</text:p>
          </table:table-cell>
          <table:table-cell table:style-name="ce9" office:value-type="float" office:value="-23.7265273805274" calcext:value-type="float">
            <text:p>-23,7265273805274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Fernando Ferrari, 449</text:p>
          </table:table-cell>
          <table:table-cell table:style-name="ce12" office:value-type="string" calcext:value-type="string">
            <text:p>SAU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PA SILVINA/FERRAZÓPOLIS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Dr. José Fornari, 509</text:p>
          </table:table-cell>
          <table:table-cell table:style-name="ce12" office:value-type="string" calcext:value-type="string">
            <text:p>SAU-1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EMEB DOUTOR JOSÉ FERRAZ DE MAGALHÃES CASTRO</text:p>
          </table:table-cell>
          <table:table-cell table:style-name="ce9" office:value-type="float" office:value="-46.5851635604587" calcext:value-type="float">
            <text:p>-46,5851635604587</text:p>
          </table:table-cell>
          <table:table-cell table:style-name="ce9" office:value-type="float" office:value="-23.699424086425" calcext:value-type="float">
            <text:p>-23,699424086425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Dr. José Ferraz de Magalhães Castro, 155</text:p>
          </table:table-cell>
          <table:table-cell table:style-name="ce11" office:value-type="string" calcext:value-type="string">
            <text:p>ED-4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OELHO NETO</text:p>
          </table:table-cell>
          <table:table-cell table:style-name="ce9" office:value-type="float" office:value="-46.586319099419" calcext:value-type="float">
            <text:p>-46,586319099419</text:p>
          </table:table-cell>
          <table:table-cell table:style-name="ce9" office:value-type="float" office:value="-23.7009112729863" calcext:value-type="float">
            <text:p>-23,70091127298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Joaquim Gonçalves Lêdo, 150</text:p>
          </table:table-cell>
          <table:table-cell table:style-name="ce11" office:value-type="string" calcext:value-type="string">
            <text:p>ED-4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ASSIANO RICARDO </text:p>
          </table:table-cell>
          <table:table-cell table:style-name="ce9" office:value-type="float" office:value="-46.5811785580963" calcext:value-type="float">
            <text:p>-46,5811785580963</text:p>
          </table:table-cell>
          <table:table-cell table:style-name="ce9" office:value-type="float" office:value="-23.699130730733" calcext:value-type="float">
            <text:p>-23,6991307307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Moinho Fabrini, 680</text:p>
          </table:table-cell>
          <table:table-cell table:style-name="ce11" office:value-type="string" calcext:value-type="string">
            <text:p>ED-4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PROFESSORA MARIA JUSTINA DE CARMARGO</text:p>
          </table:table-cell>
          <table:table-cell table:style-name="ce9" office:value-type="float" office:value="-46.580044420042" calcext:value-type="float">
            <text:p>-46,580044420042</text:p>
          </table:table-cell>
          <table:table-cell table:style-name="ce9" office:value-type="float" office:value="-23.6986004956933" calcext:value-type="float">
            <text:p>-23,69860049569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ua Antonio Pereira De Matos, 100</text:p>
          </table:table-cell>
          <table:table-cell table:style-name="ce11" office:value-type="string" calcext:value-type="string">
            <text:p>ED-4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THALES DE ANDRADE</text:p>
          </table:table-cell>
          <table:table-cell table:style-name="ce9" office:value-type="float" office:value="-46.5868667500869" calcext:value-type="float">
            <text:p>-46,5868667500869</text:p>
          </table:table-cell>
          <table:table-cell table:style-name="ce9" office:value-type="float" office:value="-23.707272001848" calcext:value-type="float">
            <text:p>-23,70727200184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80</text:p>
          </table:table-cell>
          <table:table-cell table:style-name="ce11" office:value-type="string" calcext:value-type="string">
            <text:p>ED-4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AGOSTINHO DOS SANTOS</text:p>
          </table:table-cell>
          <table:table-cell table:style-name="ce9" office:value-type="float" office:value="-46.5866377190771" calcext:value-type="float">
            <text:p>-46,5866377190771</text:p>
          </table:table-cell>
          <table:table-cell table:style-name="ce9" office:value-type="float" office:value="-23.7069853819505" calcext:value-type="float">
            <text:p>-23,7069853819505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90</text:p>
          </table:table-cell>
          <table:table-cell table:style-name="ce11" office:value-type="string" calcext:value-type="string">
            <text:p>ED-4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3" office:value-type="string" calcext:value-type="string">
            <text:p>EMEB LOPES TROVÃO</text:p>
          </table:table-cell>
          <table:table-cell table:style-name="ce9" office:value-type="float" office:value="-46.5858882128278" calcext:value-type="float">
            <text:p>-46,5858882128278</text:p>
          </table:table-cell>
          <table:table-cell table:style-name="ce9" office:value-type="float" office:value="-23.7066408852883" calcext:value-type="float">
            <text:p>-23,7066408852883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Austrália, 120</text:p>
          </table:table-cell>
          <table:table-cell table:style-name="ce11" office:value-type="string" calcext:value-type="string">
            <text:p>ED-5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UBS VILA ROSA</text:p>
          </table:table-cell>
          <table:table-cell table:style-name="ce9" office:value-type="float" office:value="-46.5831475753003" calcext:value-type="float">
            <text:p>-46,5831475753003</text:p>
          </table:table-cell>
          <table:table-cell table:style-name="ce9" office:value-type="float" office:value="-23.7013952646577" calcext:value-type="float">
            <text:p>-23,7013952646577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. Rosa Aizemberg, 613</text:p>
          </table:table-cell>
          <table:table-cell table:style-name="ce11" office:value-type="string" calcext:value-type="string">
            <text:p>SAU-15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3">
          <table:table-cell table:style-name="ce6" office:value-type="string" calcext:value-type="string">
            <text:p>INDEPENDÊNCIA</text:p>
          </table:table-cell>
          <table:table-cell table:style-name="ce14" office:value-type="string" calcext:value-type="string">
            <text:p>Independência - Creche/Integral /E.I</text:p>
          </table:table-cell>
          <table:table-cell table:style-name="ce9" office:value-type="float" office:value="-46.5845731328517" calcext:value-type="float">
            <text:p>-46,5845731328517</text:p>
          </table:table-cell>
          <table:table-cell table:style-name="ce9" office:value-type="float" office:value="-23.7065640559597" calcext:value-type="float">
            <text:p>-23,7065640559597</text:p>
          </table:table-cell>
          <table:table-cell table:style-name="ce14" office:value-type="string" calcext:value-type="string">
            <text:p>EDUCAÇÃO</text:p>
          </table:table-cell>
          <table:table-cell table:style-name="ce24" office:value-type="string" calcext:value-type="string">
            <text:p>R. dos Sabiás, 331 - Parque dos Pássaros, CEP 09861-330</text:p>
          </table:table-cell>
          <table:table-cell table:style-name="ce14" office:value-type="string" calcext:value-type="string">
            <text:p>ED-51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4" office:value-type="string" calcext:value-type="string">
            <text:p>COLS-02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5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38" office:value-type="string" calcext:value-type="string">
            <text:p>Rua Giovanni Zechetti 86</text:p>
          </table:table-cell>
          <table:table-cell table:style-name="ce12" office:value-type="string" calcext:value-type="string">
            <text:p>AUR-10</text:p>
          </table:table-cell>
          <table:table-cell table:style-name="ce33" office:value-type="float" office:value="4" calcext:value-type="float">
            <text:p>4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4"/>
        </table:table-row>
        <table:table-row table:style-name="ro2">
          <table:table-cell table:style-name="ce7" office:value-type="string" calcext:value-type="string">
            <text:p>JORDANOPÓLIS</text:p>
          </table:table-cell>
          <table:table-cell table:style-name="ce19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9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CEP 09891450</text:p>
          </table:table-cell>
          <table:table-cell table:style-name="ce12" office:value-type="string" calcext:value-type="string">
            <text:p>AUR-01</text:p>
          </table:table-cell>
          <table:table-cell table:style-name="ce33"/>
          <table:table-cell table:style-name="ce42" office:value-type="string" calcext:value-type="string">
            <text:p>JÁ REALIZADA</text:p>
          </table:table-cell>
          <table:table-cell table:style-name="ce43"/>
          <table:table-cell table:number-columns-repeated="54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2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39" office:value-type="string" calcext:value-type="string">
            <text:p>R. Dalva de Oliveira - Chácara Sergipe</text:p>
          </table:table-cell>
          <table:table-cell table:style-name="ce12" office:value-type="string" calcext:value-type="string">
            <text:p>AUR-02</text:p>
          </table:table-cell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REQUALIFICAÇÃO</text:p>
          </table:table-cell>
          <table:table-cell table:number-columns-repeated="55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0" office:value-type="string" calcext:value-type="string">
            <text:p>Montanhão - Creche/ Integral</text:p>
          </table:table-cell>
          <table:table-cell table:style-name="ce9" office:value-type="float" office:value="-46.5322302538187" calcext:value-type="float">
            <text:p>-46,5322302538187</text:p>
          </table:table-cell>
          <table:table-cell table:style-name="ce9" office:value-type="float" office:value="-23.726542775303" calcext:value-type="float">
            <text:p>-23,726542775303</text:p>
          </table:table-cell>
          <table:table-cell table:style-name="ce20" office:value-type="string" calcext:value-type="string">
            <text:p>EDUCAÇÃO</text:p>
          </table:table-cell>
          <table:table-cell table:style-name="ce20" office:value-type="string" calcext:value-type="string">
            <text:p>R. Tiradentes, 1845 - Montanhão, CEP 09780-265</text:p>
          </table:table-cell>
          <table:table-cell table:style-name="ce12" office:value-type="string" calcext:value-type="string">
            <text:p>ED-14</text:p>
          </table:table-cell>
          <table:table-cell table:style-name="ce33" office:value-type="float" office:value="2" calcext:value-type="float">
            <text:p>2</text:p>
          </table:table-cell>
          <table:table-cell table:style-name="ce12" office:value-type="string" calcext:value-type="string">
            <text:p>NOVO</text:p>
          </table:table-cell>
          <table:table-cell table:number-columns-repeated="55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1" office:value-type="string" calcext:value-type="string">
            <text:p>Montanhão - Creche/ Integral/ E. I EMEB CORA CORALINDA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21" office:value-type="string" calcext:value-type="string">
            <text:p>EDUCAÇÃO</text:p>
          </table:table-cell>
          <table:table-cell table:style-name="ce21" office:value-type="string" calcext:value-type="string">
            <text:p>R. Primo Bechelli, 35 - Montanhão, CEP 09791-620</text:p>
          </table:table-cell>
          <table:table-cell table:style-name="ce13" office:value-type="string" calcext:value-type="string">
            <text:p>ED-15</text:p>
          </table:table-cell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REFORMA</text:p>
          </table:table-cell>
          <table:table-cell table:number-columns-repeated="55"/>
        </table:table-row>
        <table:table-row table:style-name="ro4">
          <table:table-cell table:style-name="ce8" office:value-type="string" calcext:value-type="string">
            <text:p>MONTANHÃO</text:p>
          </table:table-cell>
          <table:table-cell table:style-name="ce22" office:value-type="string" calcext:value-type="string">
            <text:p>UBS - Vl S. Pedro</text:p>
          </table:table-cell>
          <table:table-cell table:style-name="ce9" office:value-type="float" office:value="-46.5265659858994" calcext:value-type="float">
            <text:p>-46,5265659858994</text:p>
          </table:table-cell>
          <table:table-cell table:style-name="ce9" office:value-type="float" office:value="-23.7295156255818" calcext:value-type="float">
            <text:p>-23,7295156255818</text:p>
          </table:table-cell>
          <table:table-cell table:style-name="ce22" office:value-type="string" calcext:value-type="string">
            <text:p>SAÚDE</text:p>
          </table:table-cell>
          <table:table-cell table:style-name="ce22" office:value-type="string" calcext:value-type="string">
            <text:p>Rua Tiradentes, 1845 (Bairro Montanhão)</text:p>
          </table:table-cell>
          <table:table-cell table:style-name="ce14" office:value-type="string" calcext:value-type="string">
            <text:p>SAU-05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table:number-columns-repeated="55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3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23" office:value-type="string" calcext:value-type="string">
            <text:p>REQUALIFICAÇÃO DE ÁREAS URBANAS </text:p>
          </table:table-cell>
          <table:table-cell table:style-name="ce19" office:value-type="string" calcext:value-type="string">
            <text:p>R. Ábramo Luchesi 107</text:p>
          </table:table-cell>
          <table:table-cell table:style-name="ce11" office:value-type="string" calcext:value-type="string">
            <text:p>AUR-03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reverendo Paulo Leivas Macalão 386</text:p>
          </table:table-cell>
          <table:table-cell table:style-name="ce12" office:value-type="string" calcext:value-type="string">
            <text:p>AUR-04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4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Galileo Emendabili 150</text:p>
          </table:table-cell>
          <table:table-cell table:style-name="ce12" office:value-type="string" calcext:value-type="string">
            <text:p>AUR-09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EMEB PADRE FIORENTE ELENA</text:p>
          </table:table-cell>
          <table:table-cell table:style-name="ce9" office:value-type="float" office:value="-46.5962300318857" calcext:value-type="float">
            <text:p>-46,5962300318857</text:p>
          </table:table-cell>
          <table:table-cell table:style-name="ce9" office:value-type="float" office:value="-23.6699619725291" calcext:value-type="float">
            <text:p>-23,6699619725291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ua Dráusio, 900</text:p>
          </table:table-cell>
          <table:table-cell table:style-name="ce11" office:value-type="string" calcext:value-type="string">
            <text:p>ED-5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ESCRITOR JÚLIO ATLAS</text:p>
          </table:table-cell>
          <table:table-cell table:style-name="ce9" office:value-type="float" office:value="-46.5926638838619" calcext:value-type="float">
            <text:p>-46,5926638838619</text:p>
          </table:table-cell>
          <table:table-cell table:style-name="ce9" office:value-type="float" office:value="-23.6661337116758" calcext:value-type="float">
            <text:p>-23,666133711675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Francisco Alves, 1301</text:p>
          </table:table-cell>
          <table:table-cell table:style-name="ce12" office:value-type="string" calcext:value-type="string">
            <text:p>ED-5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CAETANO DE CAMPOS</text:p>
          </table:table-cell>
          <table:table-cell table:style-name="ce9" office:value-type="float" office:value="-46.59212716534" calcext:value-type="float">
            <text:p>-46,59212716534</text:p>
          </table:table-cell>
          <table:table-cell table:style-name="ce9" office:value-type="float" office:value="-23.6711961945302" calcext:value-type="float">
            <text:p>-23,671196194530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iragaia, 848</text:p>
          </table:table-cell>
          <table:table-cell table:style-name="ce12" office:value-type="string" calcext:value-type="string">
            <text:p>ED-5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VICENTE DE CARVALHO</text:p>
          </table:table-cell>
          <table:table-cell table:style-name="ce9" office:value-type="float" office:value="-46.5848761524251" calcext:value-type="float">
            <text:p>-46,5848761524251</text:p>
          </table:table-cell>
          <table:table-cell table:style-name="ce9" office:value-type="float" office:value="-23.6707377640218" calcext:value-type="float">
            <text:p>-23,670737764021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Xavier de Tolêdo, 481</text:p>
          </table:table-cell>
          <table:table-cell table:style-name="ce12" office:value-type="string" calcext:value-type="string">
            <text:p>ED-5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EMEB ARLINDO FERREIRA </text:p>
          </table:table-cell>
          <table:table-cell table:style-name="ce9" office:value-type="float" office:value="-46.5850067524712" calcext:value-type="float">
            <text:p>-46,5850067524712</text:p>
          </table:table-cell>
          <table:table-cell table:style-name="ce9" office:value-type="float" office:value="-23.670998306919" calcext:value-type="float">
            <text:p>-23,670998306919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Xavier de Tolêdo, 521</text:p>
          </table:table-cell>
          <table:table-cell table:style-name="ce13" office:value-type="string" calcext:value-type="string">
            <text:p>ED-5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UPA PAULICÉIA</text:p>
          </table:table-cell>
          <table:table-cell table:style-name="ce9" office:value-type="float" office:value="-46.5919766167858" calcext:value-type="float">
            <text:p>-46,5919766167858</text:p>
          </table:table-cell>
          <table:table-cell table:style-name="ce9" office:value-type="float" office:value="-23.6709087724011" calcext:value-type="float">
            <text:p>-23,6709087724011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Miragaia, 834</text:p>
          </table:table-cell>
          <table:table-cell table:style-name="ce11" office:value-type="string" calcext:value-type="string">
            <text:p>SAU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UPA PAULICÉIA TABOÃO</text:p>
          </table:table-cell>
          <table:table-cell table:style-name="ce9" office:value-type="float" office:value="-46.5829677881543" calcext:value-type="float">
            <text:p>-46,5829677881543</text:p>
          </table:table-cell>
          <table:table-cell table:style-name="ce9" office:value-type="float" office:value="-23.6710281869353" calcext:value-type="float">
            <text:p>-23,671028186935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SAMU PAULICÉIA TABOÃO</text:p>
          </table:table-cell>
          <table:table-cell table:style-name="ce9" office:value-type="float" office:value="-46.5829481816697" calcext:value-type="float">
            <text:p>-46,5829481816697</text:p>
          </table:table-cell>
          <table:table-cell table:style-name="ce9" office:value-type="float" office:value="-23.6710283872937" calcext:value-type="float">
            <text:p>-23,6710283872937</text:p>
          </table:table-cell>
          <table:table-cell table:style-name="ce13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Bom Retiro 535</text:p>
          </table:table-cell>
          <table:table-cell table:style-name="ce11" office:value-type="string" calcext:value-type="string">
            <text:p>AUR-11</text:p>
          </table:table-cell>
          <table:table-cell table:style-name="ce33"/>
          <table:table-cell table:style-name="ce42" office:value-type="string" calcext:value-type="string">
            <text:p>REQUALIFICAÇÃO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1" office:value-type="string" calcext:value-type="string">
            <text:p>EMEB RIACHO GRANDE </text:p>
          </table:table-cell>
          <table:table-cell table:style-name="ce9" office:value-type="float" office:value="-46.5280899675932" calcext:value-type="float">
            <text:p>-46,5280899675932</text:p>
          </table:table-cell>
          <table:table-cell table:style-name="ce9" office:value-type="float" office:value="-23.783601633308" calcext:value-type="float">
            <text:p>-23,783601633308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Marcílio Conrado, 700</text:p>
          </table:table-cell>
          <table:table-cell table:style-name="ce11" office:value-type="string" calcext:value-type="string">
            <text:p>ED-57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CECÍLIA OVIVEIRA TURBAY</text:p>
          </table:table-cell>
          <table:table-cell table:style-name="ce9" office:value-type="float" office:value="-46.5285080790038" calcext:value-type="float">
            <text:p>-46,5285080790038</text:p>
          </table:table-cell>
          <table:table-cell table:style-name="ce9" office:value-type="float" office:value="-23.7832724004566" calcext:value-type="float">
            <text:p>-23,783272400456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arcílio Conrado, 360</text:p>
          </table:table-cell>
          <table:table-cell table:style-name="ce11" office:value-type="string" calcext:value-type="string">
            <text:p>ED-5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PROFESSORA SUZETE APARECIDA</text:p>
          </table:table-cell>
          <table:table-cell table:style-name="ce9" office:value-type="float" office:value="-46.5300352460622" calcext:value-type="float">
            <text:p>-46,5300352460622</text:p>
          </table:table-cell>
          <table:table-cell table:style-name="ce9" office:value-type="float" office:value="-23.7829592680254" calcext:value-type="float">
            <text:p>-23,782959268025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exto Guazeli 171</text:p>
          </table:table-cell>
          <table:table-cell table:style-name="ce11" office:value-type="string" calcext:value-type="string">
            <text:p>ED-5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BRUNO MASSONE</text:p>
          </table:table-cell>
          <table:table-cell table:style-name="ce9" office:value-type="float" office:value="-46.5214784772787" calcext:value-type="float">
            <text:p>-46,5214784772787</text:p>
          </table:table-cell>
          <table:table-cell table:style-name="ce9" office:value-type="float" office:value="-23.7753860851346" calcext:value-type="float">
            <text:p>-23,77538608513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R. Cintra, 20</text:p>
          </table:table-cell>
          <table:table-cell table:style-name="ce11" office:value-type="string" calcext:value-type="string">
            <text:p>ED-6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SAMU/UPA RIACHO GRANDE</text:p>
          </table:table-cell>
          <table:table-cell table:style-name="ce9" office:value-type="float" office:value="-46.5298765492974" calcext:value-type="float">
            <text:p>-46,5298765492974</text:p>
          </table:table-cell>
          <table:table-cell table:style-name="ce9" office:value-type="float" office:value="-23.781976532232" calcext:value-type="float">
            <text:p>-23,781976532232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rcílio Conrado, 333</text:p>
          </table:table-cell>
          <table:table-cell table:style-name="ce11" office:value-type="string" calcext:value-type="string">
            <text:p>SAU-19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UBS RIACHO GRANDE</text:p>
          </table:table-cell>
          <table:table-cell table:style-name="ce9" office:value-type="float" office:value="-46.5296843913014" calcext:value-type="float">
            <text:p>-46,5296843913014</text:p>
          </table:table-cell>
          <table:table-cell table:style-name="ce9" office:value-type="float" office:value="-23.7798111506531" calcext:value-type="float">
            <text:p>-23,7798111506531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Santa Maria, 20</text:p>
          </table:table-cell>
          <table:table-cell table:style-name="ce11" office:value-type="string" calcext:value-type="string">
            <text:p>SAU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5"/>
        </table:table-row>
        <table:table-row table:style-name="ro3">
          <table:table-cell table:style-name="ce4" office:value-type="string" calcext:value-type="string">
            <text:p>RIO GRANDE</text:p>
          </table:table-cell>
          <table:table-cell table:style-name="ce16" office:value-type="string" calcext:value-type="string">
            <text:p>Rio Grande - E.I/ Fundamental / Integral EMEB GRACILIANO RAMOS</text:p>
          </table:table-cell>
          <table:table-cell table:style-name="ce9" office:value-type="float" office:value="-46.5291137325692" calcext:value-type="float">
            <text:p>-46,5291137325692</text:p>
          </table:table-cell>
          <table:table-cell table:style-name="ce9" office:value-type="float" office:value="-23.7796813490051" calcext:value-type="float">
            <text:p>-23,7796813490051</text:p>
          </table:table-cell>
          <table:table-cell table:style-name="ce16" office:value-type="string" calcext:value-type="string">
            <text:p>EDUCAÇÃO</text:p>
          </table:table-cell>
          <table:table-cell table:style-name="ce16" office:value-type="string" calcext:value-type="string">
            <text:p>R. João D'Ângelo, 71 - Vila do Rio Grande, CEP 09830-350</text:p>
          </table:table-cell>
          <table:table-cell table:style-name="ce11" office:value-type="string" calcext:value-type="string">
            <text:p>ED-6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string" calcext:value-type="string">
            <text:p>REFORMA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1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Neuchatel , 270</text:p>
          </table:table-cell>
          <table:table-cell table:style-name="ce11" office:value-type="string" calcext:value-type="string">
            <text:p>AUR-1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54"/>
        </table:table-row>
        <table:table-row table:style-name="ro3">
          <table:table-cell table:style-name="ce5" office:value-type="string" calcext:value-type="string">
            <text:p>TABOÃO</text:p>
          </table:table-cell>
          <table:table-cell table:style-name="ce24" office:value-type="string" calcext:value-type="string">
            <text:p>Taboão - E. Infantil/ Fundamental/ <text:s/>ESCOLA ESTADUAL PROF. JORGE RAHME</text:p>
          </table:table-cell>
          <table:table-cell table:style-name="ce9" office:value-type="float" office:value="-46.6055473180288" calcext:value-type="float">
            <text:p>-46,6055473180288</text:p>
          </table:table-cell>
          <table:table-cell table:style-name="ce9" office:value-type="float" office:value="-23.6605916062763" calcext:value-type="float">
            <text:p>-23,6605916062763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string" calcext:value-type="string">
            <text:p>Av. do Taboão, 3550 - Vila Santa Luzia, CEP 09656-000</text:p>
          </table:table-cell>
          <table:table-cell table:style-name="ce14"/>
          <table:table-cell table:style-name="ce41"/>
          <table:table-cell table:style-name="ce12" office:value-type="string" calcext:value-type="string">
            <text:p>REFORMA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2" office:value-type="string" calcext:value-type="string">
            <text:p>Taboão - Creche/Integral</text:p>
          </table:table-cell>
          <table:table-cell table:style-name="ce9" office:value-type="float" office:value="-46.6003448937736" calcext:value-type="float">
            <text:p>-46,6003448937736</text:p>
          </table:table-cell>
          <table:table-cell table:style-name="ce9" office:value-type="float" office:value="-23.6568346440463" calcext:value-type="float">
            <text:p>-23,65683464404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dos Alpes, alt. 109 - Suiço, CEP 09663-070</text:p>
          </table:table-cell>
          <table:table-cell table:style-name="ce12"/>
          <table:table-cell table:style-name="ce34"/>
          <table:table-cell table:style-name="ce12" office:value-type="string" calcext:value-type="string">
            <text:p>NOVO</text:p>
          </table:table-cell>
          <table:table-cell table:number-columns-repeated="55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 1" table:style-name="ta2" table:print-ranges="'DIA 1'.A1:'DIA 1'.F40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8" table:default-cell-style-name="Default"/>
        <table:table-row table:style-name="ro5">
          <table:table-cell table:number-columns-repeated="64"/>
        </table:table-row>
        <table:table-row table:style-name="ro5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75"/>
          <table:table-cell table:style-name="ce92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6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7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89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92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89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8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7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7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5" table:number-rows-repeated="1048535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9" table:number-columns-repeated="58" table:default-cell-style-name="Default"/>
        <table:table-row table:style-name="ro5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34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5">
          <table:covered-table-cell table:style-name="ce234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5">
          <table:table-cell table:style-name="ce234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8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8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6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5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8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8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5" table:number-rows-repeated="1048515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58" table:default-cell-style-name="Default"/>
        <table:table-row table:style-name="ro5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8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9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58" table:default-cell-style-name="Default"/>
        <table:table-row table:style-name="ro5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8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8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5">
          <table:table-cell table:number-columns-repeated="2"/>
          <table:table-cell table:style-name="ce225"/>
          <table:table-cell table:number-columns-repeated="61"/>
        </table:table-row>
        <table:table-row table:style-name="ro5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5" table:number-rows-repeated="104854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I1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1:28:27.2599185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1-01-05T11:30:28.216504271</dc:date>
    <meta:generator>LibreOffice/6.4.6.2$Linux_X86_64 LibreOffice_project/40$Build-2</meta:generator>
    <meta:editing-duration>PT1H7M14S</meta:editing-duration>
    <meta:editing-cycles>16</meta:editing-cycles>
    <meta:document-statistic meta:table-count="5" meta:cell-count="13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